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20000010EC017FF40.png" manifest:media-type="image/png"/>
  <manifest:file-entry manifest:full-path="Pictures/10000001000000EF000000F2592BC6E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5" style:repeat="stretch" draw:textarea-horizontal-align="center" draw:textarea-vertical-align="middle" loext:decorative="false"/>
    </style:style>
    <style:style style:name="gr2" style:family="graphic" style:parent-style-name="standard">
      <style:graphic-properties svg:stroke-width="0.159cm" svg:stroke-color="#000000" draw:marker-start-width="0.437cm" draw:marker-end-width="0.437cm" draw:fill="none" loext:fill-use-slide-background="false" draw:textarea-horizontal-align="justify" draw:textarea-vertical-align="middle" draw:auto-grow-height="false" fo:min-height="2.828cm" fo:min-width="2.578cm" fo:padding-top="0.203cm" fo:padding-bottom="0.203cm" fo:padding-left="0.328cm" fo:padding-right="0.328cm" fo:wrap-option="wrap" loext:decorative="false"/>
    </style:style>
    <style:style style:name="P1" style:family="paragraph">
      <loext:graphic-properties draw:fill="bitmap" draw:fill-image-name="Bitmap_20_5" style:repeat="stretch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38cm" svg:height="4.666cm" svg:x="1.555cm" svg:y="1.524cm" svg:viewBox="0 0 4539 4667" svg:d="M0 1908c12-65 26-130 43-195 52-197 129-387 231-565 101-179 224-342 367-486 142-145 302-270 478-373s363-182 557-235c68-18 136-33 205-45l733-9c87 13 173 31 258 54 194 53 381 132 557 235s336 228 478 373c143 144 266 307 367 486 102 178 179 368 231 565 8 31 16 61 23 92l11 978c-10 49-21 97-34 145-52 197-129 387-231 566-101 178-224 341-367 486-142 144-302 269-478 372s-363 182-557 235-395 80-598 80-404-27-598-80-381-132-557-235-336-228-478-372c-143-145-266-308-367-486-102-179-179-369-231-566-13-47-24-94-33-142z">
          <text:p/>
        </draw:path>
        <draw:custom-shape draw:style-name="gr2" draw:text-style-name="P2" draw:layer="layout" svg:width="4.572cm" svg:height="4.572cm" svg:x="1.5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69" draw:display-name="Gradient 669" draw:style="linear" draw:start-color="#86232b" draw:end-color="#b55150" draw:start-intensity="100%" draw:end-intensity="100%" draw:angle="83deg" draw:border="0%">
      <loext:gradient-stop svg:offset="0" loext:color-type="rgb" loext:color-value="#86232b"/>
      <loext:gradient-stop svg:offset="1" loext:color-type="rgb" loext:color-value="#b5515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1020000010EC017FF40.png" xlink:type="simple" xlink:show="embed" xlink:actuate="onLoad"/>
    <draw:fill-image draw:name="Bitmap_20_5" draw:display-name="Bitmap 5" xlink:href="Pictures/10000001000000EF000000F2592BC6E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5:14:44.578000000</dc:date>
    <meta:editing-duration>PT8M</meta:editing-duration>
    <meta:editing-cycles>3</meta:editing-cycles>
    <meta:generator>LibreOffice/24.2.2.2$Windows_X86_64 LibreOffice_project/d56cc158d8a96260b836f100ef4b4ef25d6f1a01</meta:generator>
    <meta:print-date>2024-04-27T15:13:35.977000000</meta:print-date>
    <meta:printed-by>PDF files</meta:printed-by>
    <meta:document-statistic meta:object-count="2"/>
  </office:meta>
</office:document-meta>
</file>